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0cbedb"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0cbedb" style:font-size-asian="16pt" style:font-size-complex="16pt"/>
    </style:style>
    <style:style style:name="T1" style:family="text">
      <style:text-properties fo:color="#000000" loext:opacity="100%" style:font-name="Times New Roman" fo:font-size="14pt" fo:background-color="#ffffff" loext:char-shading-value="0" style:font-size-asian="14pt" style:font-name-complex="Times New Roman1" style:font-size-complex="14pt"/>
    </style:style>
    <style:style style:name="T2" style:family="text">
      <style:text-properties fo:color="#000000" loext:opacity="100%" style:font-name="Times New Roman" fo:font-size="14pt" fo:language="en" fo:country="US" fo:font-style="italic" style:text-underline-style="solid" style:text-underline-width="auto" style:text-underline-color="font-color" fo:font-weight="bold" fo:background-color="#ffffff" loext:char-shading-value="0" style:font-size-asian="14pt" style:font-style-asian="italic" style:font-weight-asian="bold" style:font-name-complex="Times New Roman1" style:font-size-complex="14pt" style:font-style-complex="italic" style:font-weight-complex="bold"/>
    </style:style>
    <style:style style:name="T3" style:family="text">
      <style:text-properties fo:color="#000000" loext:opacity="100%" style:font-name="Times New Roman" fo:language="en" fo:country="US" fo:font-style="italic" style:text-underline-style="solid" style:text-underline-width="auto" style:text-underline-color="font-color" fo:font-weight="bold" fo:background-color="#ffffff" loext:char-shading-value="0" style:font-style-asian="italic" style:font-weight-asian="bold" style:font-name-complex="Times New Roman1" style:font-style-complex="italic" style:font-weight-complex="bold"/>
    </style:style>
    <style:style style:name="T4" style:family="text">
      <style:text-properties fo:color="#000000" loext:opacity="100%" style:font-name="Times New Roman" fo:background-color="#ffffff" loext:char-shading-value="0"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XXX</text:span></text:p>
      <text:p text:style-name="P2"><text:span text:style-name="T4">Огромный зал заполнился мягким светом. За просторными столами, которые вытягивались по всему залу до самого окна во всю стену собирались люди, одетые в парадную одежду. Алена неспешным шагом, постукивая каблуками подошла к самому краю стола, который был ближе всего к стеклу, из которого открывался вид на улицы вечернего Гонконга и осторожно присела, оглядывая всех присутствующих. Вот стрелки часов показали 9 вечера. В этот момент двери в зал распахнулись, и наступила тишина. Неспешными шагами Керниган прошел на свое место рядом с Аленой и, прежде чем садиться поприветствовал всех. Арчи спрыгнул с его плеча, располагаясь на столе. </text:span></text:p>
      <text:p text:style-name="P2"><text:span text:style-name="T4">–И так, уважаемые дамы и господа! Лучшие криминальные умы! Я рад приветствовать всех вас на этом собрании. Мы с вами несколько лет разрабатывали и подготавливали план по достижению нашей главной цели! И вот час пробил! Наша компания все это время была замаскирована под крупного производителя бытовой электроники. Ежесекундно миллионы людей покупают нашу продукцию! Мы пользуемся популярностью во всем мире! Но более того, сейчас мы даже заключили контракты с ведущими компаниями. Ну а впрочем, к чему я говорю это. Разумеется, чтобы мы гордились нашими продажами! Ладно. Шучу. Теперь к делу. На самом то деле в нашей технике есть подвох. Арчи, продемонстрируй, пожалуйста. </text:span></text:p>
      <text:p text:style-name="P2"><text:span text:style-name="T4">Киборг нажал на что-то в центре стола и на небольшой подставке из ниши выдвинулась небольшая кофемолка. </text:span></text:p>
      <text:p text:style-name="P2"><text:span text:style-name="T4">–Смотрите, это всего лишь кофемолка, на первый взгляд. </text:span></text:p>
      <text:p text:style-name="P2"><text:soft-page-break/><text:span text:style-name="T4">Из головы киборга появилась маленькая антенна. В следующий момент на кофемолке ярко-красным светом загорелся индикатор. По контуру отрылись ниши и из них начали выдвигаться манипуляторы и через несколько секунд кофемолка превратилась в смертоносного робота. Из верхушки, вращаясь, торчал снек, превратившийся в диск циркулярной пилы. Как зловещий красный глаз, горел индикатор. Куча манипуляторов с разными приспособлениями торчали со всех сторон. </text:span></text:p>
      <text:p text:style-name="P2"><text:span text:style-name="T4">–Как вам? Прекрасно, не правда ли? Но это еще не пик, и самое интересное ждет впереди. То, что вы видите перед собой это лишь оболочка, которая переносит в себе так называемого паразита. На самом же деле это проект спрут, известный не так давно, но доработанный. Проект второй версии, который устранил все неуязвимости предыдущего. А представляет он из себя экзоскелет, который имплантирует в спинной и головной мозг микроядра, образующие общую сеть и устранить их все практически невозможно, потому что они постоянно делятся и обновляют систему безопасности. Ну а дальше принцип работы вы знаете. Кстати, самое время вам его продемонстрировать. Я слышал, что недавно среди нас объявился тот, кто нарушает требования и соглашения компании. Верно, мистер Скотт, – улыбнувшись сказал Вадим. Нервно сглотнув, молодой человек вскочил с места и побежал к дверям, но тут же закричал от боли, когда в его спину вонзились три крючка и в следующий момент кофемолка на металлическом тросе подтянулась к нему. Тот попытался встать, но робот коснулся его тонкой иглой, после чего с треском проскочила искра, и несчастный упал без </text:span><text:soft-page-break/><text:span text:style-name="T4">сознания на пол. Корпус кофемолки начал разделяться, после чего оттуда появилась тонкая длинная конструкция с длинными шипами. Протянувшись по спине, она образовала кольцо над головой. В следующий момент из экзоскелета в виски, затылочную часть и позвоночник воткнулись небольшие иголки. Бедолага вскрикнул и притих. Основа отвалилась и уже через несколько секунд он встал неподвижно. Взгляд его был пуст и безэмоционален. </text:span></text:p>
      <text:p text:style-name="P2"><text:span text:style-name="T4">–Прошу сесть на свое место, мистер Скотт, – сказал Керниган. </text:span></text:p>
      <text:p text:style-name="P2"><text:span text:style-name="T4">Тот ничего не ответил и покорно исполнил указание. Кофемолка собралась обратно и, забравшись на стол снова превратилась в прибор. Индикатор потух, манипуляторы спрятались и ниши закрылись. Арчи убрал антенну и превратился в металлический шарик, лежащий на столе. Раздались громкие аплодисменты. </text:span></text:p>
      <text:p text:style-name="P2"><text:span text:style-name="T4">–Спасибо, спасибо! Но уверен, что у вас будут вопросы. Буду рад их выслушать. </text:span></text:p>
      <text:p text:style-name="P2"><text:span text:style-name="T4">–Каким образом ты собираешься контролировать свою технику? Уничтожить источник сигнала и плану конец! – вмешалась Алена.</text:span></text:p>
      <text:p text:style-name="P2"><text:span text:style-name="T4">–Зачем контролировать? Сигнал нужен лишь для активации. А дальше они полностью автономны! Алгоритмы искусственного интеллекта позволят технике не зависеть от сигнала. А источником сигнала активации послужит то, что не ожидает никто. Статуя свободы в Нью-Йорке, Эйфелева башня в Париже, Бигбэн в Лондоне, кремлевские куранты в Москве! – ни один город на планете не будет ожидать восстания. Мы легко подчиним себе всех людей. Ну что ж, друзья, теперь вам лишь остается ждать моих указаний. Нам необходимо взломать все банковские системы, получить доступ к </text:span><text:soft-page-break/><text:span text:style-name="T4">любым информационным ресурсам и действовать в соответствии с планом операции «Выпускной». А мы со звездочкой полетим в Москву. Навестить одну семью. Ну что ж, собрание окончено. Всем спасибо! </text:span></text:p>
      <text:p text:style-name="P2"><text:span text:style-name="T4">С этими словами Керниган взял Алену под руку направился к выходу. Следом за ними с легким жужжанием вылетел Арчи. Все проводили их взглядом, после чего выдохнули и с ужасом посмотрели на кофемолку. </text:span></text:p>
      <text:p text:style-name="P2"><text:span text:style-name="T4">–Ах да, совсем забыл! – добавил Керниган, выглядывая из двери с зонтом, разложенным в плазменный деструктор в руках. </text:span></text:p>
      <text:p text:style-name="P2"><text:span text:style-name="T4">–Не хочу оставлять свидетелей. Простите, мистер Скотт.</text:span></text:p>
      <text:p text:style-name="P2"><text:span text:style-name="T4">С этими словами он нажал кнопку на зонте. Искрящийся фиолетовый шарик полетел в мистера Скотта, и в следующий момент на его месте вспыхнула яркая вспышка, после чего тот бесследно исчез. Керниган сложил зонт и ушел. </text:span></text:p>
      <text:p text:style-name="P2"><text:span text:style-name="T4">–Знаешь, ты за три дня уже знатно меня достал. Но ты мне чем-то даже нравишься, – сказала Алена, глядя на него через зеркало в лифте.</text:span></text:p>
      <text:p text:style-name="P2"><text:span text:style-name="T4">–Привыкай. Ты же теперь фактически моя невеста, – ответил Керниган, поправляя галстук. </text:span></text:p>
      <text:p text:style-name="P2"><text:span text:style-name="T4">–Ага, мечтай. Только по договору. </text:span></text:p>
      <text:p text:style-name="P2"><text:span text:style-name="T4">–Ну знаешь, никто не знает, что произойдет в итоге. Может после истечения срока договора это станет правдой. Жди меня в холле на 1. Самолет через 2 часа, – сказал Керниган, выходя из лифта на третьем этаже. </text:span></text:p>
      <text:p text:style-name="P2"><text:soft-page-break/><text:span text:style-name="T4">–Ты невыносим, – усмехнулась девушка в ответ и в следующий момент двери закрылись.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20:33:34.326000000</meta:creation-date>
    <dc:date>2022-05-15T20:33:55.264000000</dc:date>
    <meta:editing-duration>PT21S</meta:editing-duration>
    <meta:editing-cycles>1</meta:editing-cycles>
    <meta:document-statistic meta:table-count="0" meta:image-count="0" meta:object-count="0" meta:page-count="5" meta:paragraph-count="21" meta:word-count="875" meta:character-count="5892" meta:non-whitespace-character-count="5012"/>
    <meta:generator>LibreOffice/7.2.2.2$Windows_X86_64 LibreOffice_project/02b2acce88a210515b4a5bb2e46cbfb63fe97d56</meta:generator>
  </office:meta>
</office:document-meta>
</file>